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FreeSans1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style:text-underline-style="none" fo:background-color="transparent" style:font-size-asian="10.5pt"/>
    </style:style>
    <style:style style:name="T1" style:family="text">
      <style:text-properties style:text-underline-style="none" fo:background-color="transparent" style:font-size-asian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e qui a été fait :</text:p>
      <text:p text:style-name="Standard"/>
      <text:p text:style-name="Standard">opencv :</text:p>
      <text:p text:style-name="Standard">utilisation d'openCV</text:p>
      <text:p text:style-name="Standard"/>
      <text:p text:style-name="P1">pour detecteur et descripteurs de poi :</text:p>
      <text:p text:style-name="Standard"/>
      <text:p text:style-name="Standard">utilisation de la fonction surf (mpi.cpp) codé par Crouzil</text:p>
      <text:p text:style-name="Standard">codage d'un détecteur de Harris avec cornerHarris</text:p>
      <text:p text:style-name="Standard"/>
      <text:p text:style-name="Standard">codage d'un comparateur sift utilisant détecteur et extracteur sift avec BruteForce </text:p>
      <text:p text:style-name="Standard">codage d'une fonction utilisant un détecteur de Shi-Tomasi (goodFeaturesToTrack et soit Harris soit cornermineigen en détecteur au choix)</text:p>
      <text:p text:style-name="Standard"/>
      <text:p text:style-name="P1">pour detecteur et descripteurs de contours:</text:p>
      <text:p text:style-name="Standard"/>
      <text:p text:style-name="Standard">codage d'un détecteur de Canny(fonction Canny)</text:p>
      <text:p text:style-name="Standard">détecteur de Sobel(fonction Sobel)</text:p>
      <text:p text:style-name="Standard">fonction appliquant betement un filtre sur une image (ici <text:s/>Sobel et Prewitt) sans faire de descripteurs</text:p>
      <text:p text:style-name="Standard"/>
      <text:p text:style-name="Standard"/>
      <text:p text:style-name="Standard">matlab :</text:p>
      <text:p text:style-name="Standard">Utilisation de Harris</text:p>
      <text:p text:style-name="Standard">Minimum des valeurs propres</text:p>
      <text:p text:style-name="Standard"/>
      <text:p text:style-name="Standard">Il y a des fonctions que je n'ai pas encore testé:</text:p>
      <text:p text:style-name="Standard"/>
      <text:p text:style-name="P2"/>
      <text:p text:style-name="P2"/>
      <text:p text:style-name="Text_20_body"><text:a xlink:type="simple" xlink:href="http://www.mathworks.fr/fr/help/vision/ref/detectfastfeatures.html"><text:span text:style-name="Teletype"><text:span text:style-name="T1">detectFASTFeatures</text:span></text:span></text:a><text:span text:style-name="T1"> | </text:span><text:a xlink:type="simple" xlink:href="http://www.mathworks.fr/fr/help/vision/ref/detectharrisfeatures.html"><text:span text:style-name="Teletype"><text:span text:style-name="T1">detectHarrisFeatures</text:span></text:span></text:a><text:span text:style-name="T1"> | </text:span><text:a xlink:type="simple" xlink:href="http://www.mathworks.fr/fr/help/vision/ref/detectmineigenfeatures.html"><text:span text:style-name="Teletype"><text:span text:style-name="T1">detectMinEigenFeatures</text:span></text:span></text:a><text:span text:style-name="T1"> | </text:span><text:a xlink:type="simple" xlink:href="http://www.mathworks.fr/fr/help/vision/ref/detectsurffeatures.html"><text:span text:style-name="Teletype"><text:span text:style-name="T1">detectSURFFeatures</text:span></text:span></text:a><text:span text:style-name="T1"> | </text:span><text:a xlink:type="simple" xlink:href="http://www.mathworks.fr/fr/help/vision/ref/extractfeatures.html"><text:span text:style-name="Teletype"><text:span text:style-name="T1">extractFeatures</text:span></text:span></text:a><text:span text:style-name="T1"> | </text:span><text:a xlink:type="simple" xlink:href="http://www.mathworks.fr/fr/help/vision/ref/matchfeatures.html"><text:span text:style-name="Teletype"><text:span text:style-name="T1">matchFeatures</text:span></text:span></text:a><text:span text:style-name="T1"> | </text:span><text:a xlink:type="simple" xlink:href="http://www.mathworks.fr/fr/help/vision/ref/mserregionsclass.html"><text:span text:style-name="Teletype"><text:span text:style-name="T1">MSERRegions</text:span></text:span></text:a><text:span text:style-name="T1"> | </text:span><text:a xlink:type="simple" xlink:href="http://www.mathworks.fr/fr/help/vision/ref/surfpointsclass.html"><text:span text:style-name="Teletype"><text:span text:style-name="T1">SURFPoints</text:span></text:span></text:a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>ce qui reste à faire:</text:p>
      <text:p text:style-name="Standard"/>
      <text:p text:style-name="Standard">Voir ce qui pourait être utilisé à la place de BruteForce</text:p>
      <text:p text:style-name="Standard">Améliorer l'interface (utiliser une trackbar ou on affiche les meilleurs points, ou :</text:p>
      <text:p text:style-name="Standard">idée Crouzil de faire comme un vecteur qui s'estompe entre les points d'intérêts)</text:p>
      <text:p text:style-name="Standard">comment comparer deux images avec descripteur de contours ? Quelles sont les descripteurs de contours? Y-en-a-t'il? Est-ce efficace?</text:p>
      <text:p text:style-name="Standard">Utiliser Susan avec en descripteur pour comparer deux images</text:p>
      <text:p text:style-name="Standard">voir les algorithmes de detections de blob</text:p>
      <text:p text:style-name="Standard"/>
      <text:p text:style-name="Standard">comparer deux images en matlab</text:p>
      <text:p text:style-name="Standard"/>
      <text:p text:style-name="Standard"><text:soft-page-break/>identifier les trucs que je connais pas,</text:p>
      <text:p text:style-name="Standard">jouer avec sift, trouver une bonne méthode de visu</text:p>
      <text:p text:style-name="Standard"/>
      <text:p text:style-name="Standard"/>
      <text:p text:style-name="Standard">Detecteurs Descripteurs Apparieurs</text:p>
      <text:p text:style-name="Standard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detecteurs</text:p>
          </table:table-cell>
          <table:table-cell table:style-name="Tableau1.A1" office:value-type="string">
            <text:p text:style-name="Table_20_Contents">descripteurs</text:p>
          </table:table-cell>
          <table:table-cell table:style-name="Tableau1.A1" office:value-type="string">
            <text:p text:style-name="Table_20_Contents">apparieurs</text:p>
          </table:table-cell>
          <table:table-cell table:style-name="Tableau1.E1" office:value-type="string">
            <text:p text:style-name="Table_20_Contents">visualisation</text:p>
          </table:table-cell>
        </table:table-row>
        <table:table-row>
          <table:table-cell table:style-name="Tableau1.A2" office:value-type="string">
            <text:p text:style-name="Table_20_Contents">OpenCV</text:p>
          </table:table-cell>
          <table:table-cell table:style-name="Tableau1.A2" office:value-type="string">
            <text:p text:style-name="Table_20_Contents">Sift</text:p>
            <text:p text:style-name="Table_20_Contents">Surf</text:p>
            <text:p text:style-name="Table_20_Contents">Harris</text:p>
            <text:p text:style-name="Table_20_Contents">Shi-Tomasi</text:p>
          </table:table-cell>
          <table:table-cell table:style-name="Tableau1.A2" office:value-type="string">
            <text:p text:style-name="Table_20_Contents">Sift</text:p>
            <text:p text:style-name="Table_20_Contents">Surf</text:p>
          </table:table-cell>
          <table:table-cell table:style-name="Tableau1.A2" office:value-type="string">
            <text:p text:style-name="Table_20_Contents">Bruteforce</text:p>
          </table:table-cell>
          <table:table-cell table:style-name="Tableau1.E2" office:value-type="string">
            <text:p text:style-name="Table_20_Contents">Cercle et segments</text:p>
            <text:p text:style-name="Table_20_Contents">variante couleur</text:p>
          </table:table-cell>
        </table:table-row>
        <table:table-row>
          <table:table-cell table:style-name="Tableau1.A2" office:value-type="string">
            <text:p text:style-name="Table_20_Contents">Matlab</text:p>
          </table:table-cell>
          <table:table-cell table:style-name="Tableau1.A2" office:value-type="string">
            <text:p text:style-name="Table_20_Contents">FAST</text:p>
            <text:p text:style-name="Table_20_Contents">Harris</text:p>
            <text:p text:style-name="Table_20_Contents">SURF</text:p>
            <text:p text:style-name="Table_20_Contents">Shi-tomasi ?</text:p>
            <text:p text:style-name="Table_20_Contents">MSER</text:p>
          </table:table-cell>
          <table:table-cell table:style-name="Tableau1.A2" office:value-type="string">
            <text:p text:style-name="Table_20_Contents">?</text:p>
          </table:table-cell>
          <table:table-cell table:style-name="Tableau1.A2" office:value-type="string">
            <text:p text:style-name="Table_20_Contents">?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Autres</text:p>
          </table:table-cell>
          <table:table-cell table:style-name="Tableau1.A2" office:value-type="string">
            <text:p text:style-name="Table_20_Contents">SUSAN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Standard"/>
      <text:p text:style-name="Standard">Pb BFMatcher et bruteforce matcher ??</text:p>
      <text:p text:style-name="Standard"/>
      <text:p text:style-name="Standard">voir</text:p>
      <text:p text:style-name="Standard"><text:a xlink:type="simple" xlink:href="http://www.emgu.com/wiki/files/2.3.0/document/html/78566dbd-72e5-ad14-3824-25d71644e8ac.htm">http://www.emgu.com/wiki/files/2.3.0/document/html/78566dbd-72e5-ad14-3824-25d71644e8ac.htm</text:a></text:p>
      <text:p text:style-name="Standard">pour bruteforcematch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Bitstream Vera Sans Mono" svg:font-family="'Bitstream Vera Sans Mono'" style:font-family-generic="modern" style:font-pitch="fixed"/>
    <style:font-face style:name="Droid Sans1" svg:font-family="'Droid Sans'" style:font-family-generic="modern" style:font-pitch="fixed"/>
    <style:font-face style:name="FreeSans1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letype" style:family="text">
      <style:text-properties style:font-name="Bitstream Vera Sans Mono" style:font-name-asian="Droid Sans1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Veysseire</meta:initial-creator>
    <meta:creation-date>2013-11-07T11:00:03</meta:creation-date>
    <dc:date>2013-11-08T12:23:44</dc:date>
    <dc:creator>Daniel Veysseire</dc:creator>
    <meta:editing-duration>PT4H51M47S</meta:editing-duration>
    <meta:editing-cycles>31</meta:editing-cycles>
    <meta:generator>LibreOffice/3.5$Linux_X86_64 LibreOffice_project/350m1$Build-2</meta:generator>
    <meta:document-statistic meta:table-count="1" meta:image-count="0" meta:object-count="0" meta:page-count="2" meta:paragraph-count="56" meta:word-count="267" meta:character-count="1856" meta:non-whitespace-character-count="1643"/>
  </office:meta>
</office:document-meta>
</file>